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6adf" officeooo:paragraph-rsid="000c6adf" style:font-size-asian="16pt" style:font-size-complex="16pt"/>
    </style:style>
    <style:style style:name="P2" style:family="paragraph" style:parent-style-name="Standard">
      <style:text-properties fo:font-size="16pt" fo:font-weight="bold" officeooo:rsid="000c6adf" officeooo:paragraph-rsid="000c6ad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JPasswordFieldDemo(){</text:p>
      <text:p text:style-name="P1"><text:s text:c="4"/><text:tab/> <text:s/>setTitle("登陆窗口");</text:p>
      <text:p text:style-name="P1"><text:s text:c="4"/><text:tab/> <text:s/>setBounds(300, 200, 400, 400);</text:p>
      <text:p text:style-name="P1"><text:s text:c="4"/><text:tab/> <text:s/>setDefaultCloseOperation(EXIT_ON_CLOSE);</text:p>
      <text:p text:style-name="P1"><text:s text:c="4"/><text:tab/> <text:s/>Container c=getContentPane();</text:p>
      <text:p text:style-name="P1"><text:s text:c="4"/><text:tab/> <text:s/>c.setLayout(new FlowLayout());</text:p>
      <text:p text:style-name="P1"><text:s text:c="4"/><text:tab/> <text:s/><text:span text:style-name="T1">final JPasswordField jp=new JPasswordField();//获取一个密码框</text:span></text:p>
      <text:p text:style-name="P2"><text:s text:c="4"/><text:tab/> <text:s/>jp.setColumns(20);//设置密码框的长度</text:p>
      <text:p text:style-name="P2"><text:s text:c="4"/><text:tab/> <text:s/>jp.setFont(new Font("Arial",Font.BOLD,24));//设置密码框字体</text:p>
      <text:p text:style-name="P2"><text:s text:c="4"/><text:tab/> <text:s/>jp.setEchoChar('*');//设置密码框的回显字符\u2605为大星星</text:p>
      <text:p text:style-name="P2"><text:s text:c="4"/><text:tab/> <text:s/>jp.addActionListener(new ActionListener() {//添加动作监听</text:p>
      <text:p text:style-name="P2"><text:tab/><text:tab/><text:tab/></text:p>
      <text:p text:style-name="P2"><text:tab/><text:tab/><text:tab/>@Override</text:p>
      <text:p text:style-name="P2"><text:tab/><text:tab/><text:tab/>public void actionPerformed(ActionEvent e) {</text:p>
      <text:p text:style-name="P2"><text:tab/><text:tab/><text:tab/><text:tab/>// TODO Auto-generated method stub</text:p>
      <text:p text:style-name="P2"><text:tab/><text:tab/><text:tab/><text:tab/> char ch[]=jp.getPassword();//获取字符数组</text:p>
      <text:p text:style-name="P2"><text:tab/><text:tab/><text:tab/><text:tab/> String str=new String(ch);//转化字符成字符串</text:p>
      <text:p text:style-name="P2"><text:tab/><text:tab/><text:tab/><text:tab/> System.out.println(str);</text:p>
      <text:p text:style-name="P1"><text:tab/><text:tab/><text:tab/><text:tab/> </text:p>
      <text:p text:style-name="P1"><text:tab/><text:tab/><text:tab/>}</text:p>
      <text:p text:style-name="P1"><text:tab/><text:tab/>});</text:p>
      <text:p text:style-name="P1"><text:s text:c="4"/><text:tab/> <text:s/>c.add(jp);</text:p>
      <text:p text:style-name="P1"><text:s text:c="4"/><text:tab/> <text:s/>setVisible(true);</text:p>
      <text:p text:style-name="P1"><text:s text:c="6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3.0.3$Windows_X86_64 LibreOffice_project/7074905676c47b82bbcfbea1aeefc84afe1c50e1</meta:generator>
    <dc:date>2017-12-24T11:07:25.760000000</dc:date>
    <meta:document-statistic meta:table-count="0" meta:image-count="0" meta:object-count="0" meta:page-count="1" meta:paragraph-count="24" meta:word-count="107" meta:character-count="743" meta:non-whitespace-character-count="592"/>
    <meta:user-defined meta:name="Info 1"/>
    <meta:user-defined meta:name="Info 2"/>
    <meta:user-defined meta:name="Info 3"/>
    <meta:user-defined meta:name="Info 4"/>
  </office:meta>
</office:document-meta>
</file>